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4.979cm" fo:break-before="auto" style:use-optimal-row-height="true"/>
    </style:style>
    <style:style style:name="ro3" style:family="table-row">
      <style:table-row-properties style:row-height="11.661cm" fo:break-before="auto" style:use-optimal-row-height="true"/>
    </style:style>
    <style:style style:name="ro4" style:family="table-row">
      <style:table-row-properties style:row-height="7.791cm" fo:break-before="auto" style:use-optimal-row-height="true"/>
    </style:style>
    <style:style style:name="ro5" style:family="table-row">
      <style:table-row-properties style:row-height="1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9.529cm" fo:break-before="auto" style:use-optimal-row-height="true"/>
    </style:style>
    <style:style style:name="ro8" style:family="table-row">
      <style:table-row-properties style:row-height="6.743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5.988cm" fo:break-before="auto" style:use-optimal-row-height="true"/>
    </style:style>
    <style:style style:name="ro12" style:family="table-row">
      <style:table-row-properties style:row-height="7.174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6.687cm" fo:break-before="auto" style:use-optimal-row-height="true"/>
    </style:style>
    <style:style style:name="ro15" style:family="table-row">
      <style:table-row-properties style:row-height="7.239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8.345cm" fo:break-before="auto" style:use-optimal-row-height="true"/>
    </style:style>
    <style:style style:name="ro18" style:family="table-row">
      <style:table-row-properties style:row-height="13.321cm" fo:break-before="auto" style:use-optimal-row-height="true"/>
    </style:style>
    <style:style style:name="ro19" style:family="table-row">
      <style:table-row-properties style:row-height="8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ojson/base.py:109-110</text:p>
          </table:table-cell>
          <table:table-cell office:value-type="string" calcext:value-type="string">
            <text:p>geojson_factory = getattr(geojson.factory, type_)&lt;br&gt;instance = geojson_factory(**d)</text:p>
          </table:table-cell>
          <table:table-cell office:value-type="string" calcext:value-type="string">
            <text:p>Unsafe Reflection / DoS. Входной параметр type из JSON используется напрямую для получения атрибута из модуля factory и его вызова. Если пользователь передаст имя атрибута, который не является классом (например, строковый атрибут модуля __name__), вызов geojson_factory(...) вызовет TypeError, который не обрабатывается в блоке except (там только AttributeError, KeyError). Это приведет к падению приложения (DoS).</text:p>
          </table:table-cell>
          <table:table-cell office:value-type="string" calcext:value-type="string">
            <text:p>CWE-470 (Use of Externally-Controlled Input to Select Classes or Code)</text:p>
          </table:table-cell>
          <table:table-cell office:value-type="string" calcext:value-type="string">
            <text:p>1. Добавить проверку, что полученный атрибут является вызываемым (callable) или классом.&lt;br&gt;2. Использовать «белый список» (allowlist) разрешенных типов (Point, Feature и т.д.), вместо getattr.&lt;br&gt;3. Добавить TypeError в список перехватываемых исключен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geometry.py:38-54</text:p>
          </table:table-cell>
          <table:table-cell office:value-type="string" calcext:value-type="string">
            <text:p>clean_coordinates(cls, coords, precision)&lt;br&gt;...&lt;br&gt;cls.clean_coordinates(coord, precision)</text:p>
          </table:table-cell>
          <table:table-cell office:value-type="string" calcext:value-type="string">
            <text:p>Uncontrolled Recursion (Stack Exhaustion). Метод рекурсивно обрабатывает координаты. Злоумышленник может отправить специально сформированный JSON с огромной вложенностью массивов (например, [[[[...]]]]), что приведет к ошибке RecursionError и падению процесса (DoS), так как Python имеет лимит на глубину стека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Использовать итеративный подход (стек в куче) вместо рекурсии или ограничить максимальную глубину вложенности координат перед обработ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geojson/utils.py:19-27</text:p>
          </table:table-cell>
          <table:table-cell office:value-type="string" calcext:value-type="string">
            <text:p>def coords(obj):&lt;br&gt;...&lt;br&gt;yield from coords(f)</text:p>
          </table:table-cell>
          <table:table-cell office:value-type="string" calcext:value-type="string">
            <text:p>Uncontrolled Recursion. Аналогично предыдущему пункту. Функция-генератор coords рекурсивно обходит структуру GeoJSON. Глубоко вложенная структура FeatureCollection или GeometryCollection вызовет переполнение стека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Реализовать обход дерева объектов через очередь/стек (BFS/DFS) без использования рекурсии Python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utils.py:127, 133</text:p>
          </table:table-cell>
          <table:table-cell office:value-type="string" calcext:value-type="string">
            <text:p>random.uniform(...)&lt;br&gt;random.gauss(...)</text:p>
          </table:table-cell>
          <table:table-cell office:value-type="string" calcext:value-type="string">
            <text:p>Weak PRNG. Использование модуля random для генерации чисел. Этот генератор псевдослучайных чисел не является криптографически стойким. Хотя в контексте генерации тестовых геометрий это не критично, в контексте безопасности (если эти данные используются для ID или токенов) это недопустимо.</text:p>
          </table:table-cell>
          <table:table-cell office:value-type="string" calcext:value-type="string">
            <text:p>CWE-338 (Use of Cryptographically Weak Pseudo-Random Number Generator)</text:p>
          </table:table-cell>
          <table:table-cell office:value-type="string" calcext:value-type="string">
            <text:p>Если данные используются только для моков/тестов — пометить как Low Risk. Если id генерируемых фичей должны быть уникальными и непредсказуемыми — использовать модуль secrets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mapping.py:39</text:p>
          </table:table-cell>
          <table:table-cell office:value-type="string" calcext:value-type="string">
            <text:p>return json.loads(json.dumps(obj))</text:p>
          </table:table-cell>
          <table:table-cell office:value-type="string" calcext:value-type="string">
            <text:p>Inefficient Resource Usage (CPU Burn). Если объект не поддерживает протокол гео-интерфейса, библиотека пытается сериализовать его в строку JSON и тут же распарсить обратно в dict. Для больших объектов это крайне неэффективная операция (O(N)), потребляющая лишний CPU и память. Может быть вектором для DoS.</text:p>
          </table:table-cell>
          <table:table-cell office:value-type="string" calcext:value-type="string">
            <text:p>CWE-400 (Uncontrolled Resource Consumption) / Bad Practice</text:p>
          </table:table-cell>
          <table:table-cell office:value-type="string" calcext:value-type="string">
            <text:p>Реализовать прямой конвертер (mapper) объекта в dict без промежуточной сериализации в строку, либо использовать copy.deepcopy если требуется копия структуры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geojson/base.py:100</text:p>
          </table:table-cell>
          <table:table-cell office:value-type="string" calcext:value-type="string">
            <text:p>type_ = str(type_)</text:p>
          </table:table-cell>
          <table:table-cell office:value-type="string" calcext:value-type="string">
            <text:p>Improper Input Validation. Хотя здесь есть приведение к строке, отсутствует проверка длины строки type. Злоумышленник может передать JSON с ключом type размером в несколько мегабайт, что может замедлить работу getattr или засорить логи ошибок (если исключение сработает).</text:p>
          </table:table-cell>
          <table:table-cell office:value-type="string" calcext:value-type="string">
            <text:p>CWE-20 (Improper Input Validation)</text:p>
          </table:table-cell>
          <table:table-cell office:value-type="string" calcext:value-type="string">
            <text:p>Ограничить максимальную длину строки type_ (например, 64 символа), так как валидные типы GeoJSON короткие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geojson/codec.py:1 </text:p>
            <text:p>geojson</text:p>
          </table:table-cell>
          <table:table-cell office:value-type="string" calcext:value-type="string">
            <text:p>object_hook=geojson.base.GeoJSON.to_instance (в load / loads)</text:p>
          </table:table-cell>
          <table:table-cell office:value-type="string" calcext:value-type="string">
            <text:p>При разборе JSON (десериализации) библиотека динамически создаёт объекты, беря значение поля "type" из входного JSON и делая geojson_factory = getattr(geojson.factory, type_) затем geojson_factory(**d). Это — динамическая десериализация: вход полностью контролирует какой класс вызвать и с какими аргументами. Даже если текущий модуль geojson.factory содержит «только» безопасные классы, такой паттерн повышает риск неожиданных эффектов при изменении кода, может привести к выполнению конструктора с вредоносными аргументами и усложняет безопасное разграничение доверия.</text:p>
          </table:table-cell>
          <table:table-cell office:value-type="string" calcext:value-type="string">
            <text:p>CWE-502 — Deserialization of Untrusted Data (Небезопасная десериализация)</text:p>
          </table:table-cell>
          <table:table-cell office:value-type="string" calcext:value-type="string">
            <text:p>Валидировать/фильтровать поле type против белого списка допустимых типов перед вызовом getattr; не вызывать произвольные callable-объекты. Пример: if type_ not in ALLOWED_TYPES: raise ValueError(...). Альтернатива — использовать явную маппинг-таблицу { "Point": Point, "Feature": Feature, ... } вместо getattr. Также логировать/аудитировать неожиданные значени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geojson/mapping.py:1 </text:p>
            <text:p>geojson</text:p>
          </table:table-cell>
          <table:table-cell office:value-type="string" calcext:value-type="string">
            <text:p>return json.loads(json.dumps(obj)) в to_mapping</text:p>
          </table:table-cell>
          <table:table-cell office:value-type="string" calcext:value-type="string">
            <text:p>Двойная сериализация/десериализация (json.dumps → json.loads) может вызвать непрямой вызов __geo_interface__/__getattr__ на объектах, а также преобразовать сложные объекты неожиданным образом. Такой приём скрывает преобразования и делает поведение чувствительным к побочным эффектам пользовательских объектов — риск передачи "вредных" значений в последующие функци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Явно обрабатывать известные типы через интерфейс (__geo_interface__) и для прочих типов — валидировать/отклонять. Избегать универсальной json.dumps/loads как «моста», если объект может содержать побочные эффекты; использовать безопасную функцию конвертации/валидации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office:value-type="string" calcext:value-type="string">
            <text:p>geojson/utils.py:129 </text:p>
            <text:p>geojson</text:p>
          </table:table-cell>
          <table:table-cell office:value-type="string" calcext:value-type="string">
            <text:p>def generate_random(..., boundingBox=[-180.0, -90.0, 180.0, 90.0]):</text:p>
          </table:table-cell>
          <table:table-cell office:value-type="string" calcext:value-type="string">
            <text:p>Использование изменяемого значения по умолчанию (list) — классическая ошибка Python: состояние может сохраняться между вызовами и привести к hard-to-find багам, некорректным боковым эффектам и потенциальным нарушениям логик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Использовать None как значение по умолчанию и внутри функции установить значение: if boundingBox is None: boundingBox = [...]. Это устраняет разделяемое состояние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geojson/utils.py:140 </text:p>
            <text:p>geojson</text:p>
          </table:table-cell>
          <table:table-cell office:value-type="string" calcext:value-type="string">
            <text:p>import random и функции random.uniform, random.gauss, random.random используются для генерации координат</text:p>
          </table:table-cell>
          <table:table-cell office:value-type="string" calcext:value-type="string">
            <text:p>Используется крипто-некорректный PRNG (random) в коде генерации. Если сгенерированные объекты используются где-то в контексте безопасности (токены, ключи, ссылка на ресурс), это может стать слабым местом. Даже если сейчас генерация только для тест/демо, такая практика иногда переиспользуется некорректно.</text:p>
          </table:table-cell>
          <table:table-cell office:value-type="string" calcext:value-type="string">
            <text:p>CWE-327 — Use of a Broken or Risky Cryptographic Algorithm (Weak RNG) / Эвристика AI</text:p>
          </table:table-cell>
          <table:table-cell office:value-type="string" calcext:value-type="string">
            <text:p>Если генерация нужна для криптографических целей — заменить на secrets или random.SystemRandom(); если это исключительно для неизменяемой картографии/демо — задокументировать, что это не криптопримитив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geojson/base.py:1 </text:p>
            <text:p>geojson</text:p>
          </table:table-cell>
          <table:table-cell office:value-type="string" calcext:value-type="string">
            <text:p>def __setattr__(self, name, value): self[name] = value и def __getattr__(self, name): return self[name]</text:p>
          </table:table-cell>
          <table:table-cell office:value-type="string" calcext:value-type="string">
            <text:p>__setattr__/__getattr__ маппят все атрибуты на словарь. Это позволяет внешнему коду перезаписать важные методы/свойства (например, errors, is_valid, __geo_interface__ и т.д.) путём присваивания атрибутов, что может нарушить инварианты и обойти проверки. Этот приём снижает безопасность и предсказуемость объекта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Ограничить отображение: сохранять реальные атрибуты класса (например, имена, начинающиеся с _), запретить запись на имена методов/ключевых слов или реализовать __setattr__ так: if name in self.__dict__ or name.startswith('_'): object.__setattr__(self, name, value) else: self[name]=value. Добавить тесты на попытки перезаписи ключевых API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geojson/feature.py:1 </text:p>
            <text:p>geojson</text:p>
          </table:table-cell>
          <table:table-cell office:value-type="string" calcext:value-type="string">
            <text:p>def __getitem__(self, key): ... return super(GeoJSON, self).__getitem__(key)</text:p>
          </table:table-cell>
          <table:table-cell office:value-type="string" calcext:value-type="string">
            <text:p>Неочевидный вызов super(GeoJSON, self).__getitem__ — нестандартный паттерн (вызов суперкласса от имени GeoJSON), который усложняет чтение и может привести к ошибке при изменении иерархии. Это — потенциальный логический дефект: поведение при отсутствии features может быть неожиданным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Переписать явно: если нужен доступ к базовому __getitem__, вызывать return super(Feature, self).__getitem__(key) или return GeoJSON.__getitem__(self, key) (явно). Добавить покрывающие тесты на граничные случаи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eojson/geometry.py:1 </text:p>
            <text:p>geojson</text:p>
          </table:table-cell>
          <table:table-cell office:value-type="string" calcext:value-type="string">
            <text:p>clean_coordinates рекурсивно вызывает round(coord, precision) для Decimal / Real и вызывает raise ValueError(f"{coord!r} is not a JSON compliant number") для остальных типов</text:p>
          </table:table-cell>
          <table:table-cell office:value-type="string" calcext:value-type="string">
            <text:p>Поведение по ошибке даёт подробное представление о значении coord (через !r) при логировании/исключении; в контексте приложений, где JSON с внешних источников попадает в логи — это может раскрывать чувствительные данные (информационное разглашение). Кроме того, рекурсивное поведение без глубинной защиты теоретически может привести к стековому переполнению при глубоко вложенных структурах.</text:p>
          </table:table-cell>
          <table:table-cell office:value-type="string" calcext:value-type="string">
            <text:p>Эвристика AI / Information Exposure / DoS risk</text:p>
          </table:table-cell>
          <table:table-cell office:value-type="string" calcext:value-type="string">
            <text:p>Ограничить глубину рекурсивной нормализации либо выполнять итеративную валидацию с контролем глубины; при генерации ошибок не включать необработанные пользовательские значения в сообщение исключения (или санитизировать) — чтобы не логировать потенциально чувствительные данные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geojson/mapping.py:1 </text:p>
            <text:p>geojson</text:p>
          </table:table-cell>
          <table:table-cell office:value-type="string" calcext:value-type="string">
            <text:p>GEO_INTERFACE_MARKER = "__geo_interface__" и mapping = getattr(obj, GEO_INTERFACE_MARKER, None)</text:p>
          </table:table-cell>
          <table:table-cell office:value-type="string" calcext:value-type="string">
            <text:p>Принятие произвольного __geo_interface__ от внешних объектов без строгой валидации приводит к тому, что объект может вернуть структуру, нарушающую ожидания (например, лишние ключи, некорректные типы) — это расширяет поверхность атаки (внедрение полей, unexpected types)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Вводить строгую валидацию возвращаемой структуры __geo_interface__ (проверять обязательные ключи type, coordinates/geometry и их типы). Отказываться от объектов, которые не соответствуют ожидаемой схеме, вместо «мягкого» преобразова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setup.py:5</text:p>
          </table:table-cell>
          <table:table-cell office:value-type="string" calcext:value-type="string">
            <text:p>with open( "README.rst ") as readme_file:</text:p>
          </table:table-cell>
          <table:table-cell office:value-type="string" calcext:value-type="string">
            <text:p>Открытие файла без явного указания кодировки (encoding). Может привести к непредсказуемому поведению при чтении на разных ОС или локалях, особенно если файл содержит не-ASCII символы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Указать явную кодировку UTF-8: open("README.rst", encoding="utf-8")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setup.py:8</text:p>
          </table:table-cell>
          <table:table-cell office:value-type="string" calcext:value-type="string">
            <text:p>VERSIONFILE = "geojson/_version.py "</text:p>
          </table:table-cell>
          <table:table-cell office:value-type="string" calcext:value-type="string">
            <text:p>Использование относительного пути к файлу без защиты от path traversal. Хотя контекст установки (setup.py) снижает риск, формально это небезопасная практика при динамическом формировании путей.</text:p>
          </table:table-cell>
          <table:table-cell office:value-type="string" calcext:value-type="string">
            <text:p>Эвристика AI / CWE-22 (низкий риск)</text:p>
          </table:table-cell>
          <table:table-cell office:value-type="string" calcext:value-type="string">
            <text:p>Использовать os.path.join() или pathlib для безопасного построения путей.</text:p>
          </table:table-cell>
          <table:table-cell office:value-type="string" calcext:value-type="string">
            <text:p>ЛС</text:p>
          </table:table-cell>
        </table:table-row>
        <table:table-row table:style-name="ro16">
          <table:table-cell/>
          <table:table-cell office:value-type="string" calcext:value-type="string">
            <text:p>setup.py:9</text:p>
          </table:table-cell>
          <table:table-cell office:value-type="string" calcext:value-type="string">
            <text:p>verstrline = open(VERSIONFILE).read()</text:p>
          </table:table-cell>
          <table:table-cell office:value-type="string" calcext:value-type="string">
            <text:p>Открытие файла без with-менеджера контекста и без указания кодировки. Это приводит к утечке дескриптора файла (если не будет закрыт GC) и потенциальным ошибкам кодировки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Обернуть в with open(VERSIONFILE, encoding="utf-8") as f: и читать из него.</text:p>
          </table:table-cell>
          <table:table-cell office:value-type="string" calcext:value-type="string">
            <text:p>ЛС</text:p>
          </table:table-cell>
        </table:table-row>
        <table:table-row table:style-name="ro17">
          <table:table-cell/>
          <table:table-cell office:value-type="string" calcext:value-type="string">
            <text:p>geojson/base.py:59</text:p>
          </table:table-cell>
          <table:table-cell office:value-type="string" calcext:value-type="string">
            <text:p>raise AttributeError(f "{type_} is not a GeoJSON type ")</text:p>
          </table:table-cell>
          <table:table-cell office:value-type="string" calcext:value-type="string">
            <text:p>Использование f-строки для формирования сообщения об ошибке не является уязвимостью, но при неправильном логгировании таких сообщений в production может привести к утечке информации. Однако это не классическая инъекция.</text:p>
          </table:table-cell>
          <table:table-cell office:value-type="string" calcext:value-type="string">
            <text:p>Эвристика AI (Информационная утечка)</text:p>
          </table:table-cell>
          <table:table-cell office:value-type="string" calcext:value-type="string">
            <text:p>Убедиться, что сообщения об ошибках, содержащие пользовательские данные, не логируются в открытом виде в production. Использовать санитизацию при необходимости.</text:p>
          </table:table-cell>
          <table:table-cell office:value-type="string" calcext:value-type="string">
            <text:p>ЛС</text:p>
          </table:table-cell>
        </table:table-row>
        <table:table-row table:style-name="ro18">
          <table:table-cell/>
          <table:table-cell office:value-type="string" calcext:value-type="string">
            <text:p>geojson/codec.py:11</text:p>
          </table:table-cell>
          <table:table-cell office:value-type="string" calcext:value-type="string">
            <text:p>return json.dumps(to_mapping(obj), ...)</text:p>
          </table:table-cell>
          <table:table-cell office:value-type="string" calcext:value-type="string">
            <text:p>Функция to_mapping(obj) (из mapping.py) в крайнем случае вызывает json.loads(json.dumps(obj)) (см. mapping.py:33). Это приводит к неэффективному двойному сериализация/десериализации произвольных объектов и может быть использовано для атак типа "billion laughs" (если obj специально сконструирован для экспоненциального роста при сериализации), приводя к DoS.</text:p>
          </table:table-cell>
          <table:table-cell office:value-type="string" calcext:value-type="string">
            <text:p>Эвристика AI (DoS через рекурсивную сериализацию)</text:p>
          </table:table-cell>
          <table:table-cell office:value-type="string" calcext:value-type="string">
            <text:p>Избегать использования json.loads(json.dumps(...)) как универсального преобразователя. Добавить глубину рекурсии или проверку типа объекта до попытки сериализации.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/>
          <table:table-cell office:value-type="string" calcext:value-type="string">
            <text:p>geojson/mapping.py:33</text:p>
          </table:table-cell>
          <table:table-cell office:value-type="string" calcext:value-type="string">
            <text:p>return json.loads(json.dumps(obj))</text:p>
          </table:table-cell>
          <table:table-cell office:value-type="string" calcext:value-type="string">
            <text:p>См. описание выше. Это ядро проблемы: небезопасное и неэффективное приведение к словарю через двойную сериализацию. Может привести к отказу в обслуживании (DoS) при обработке специально подготовленных вложенных объектов.</text:p>
          </table:table-cell>
          <table:table-cell office:value-type="string" calcext:value-type="string">
            <text:p>Эвристика AI (DoS)</text:p>
          </table:table-cell>
          <table:table-cell office:value-type="string" calcext:value-type="string">
            <text:p>Заменить на более строгую проверку типов. Не пытаться "превратить всё во что-то". Если объект не является маппингом и не имеет __geo_interface__, следует выбросить понятное исключение вместо попытки сериализовать его через JSON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geojson/utils.py:211</text:p>
          </table:table-cell>
          <table:table-cell office:value-type="string" calcext:value-type="string">
            <text:p>x = (x + 180.0) * (abs(lon_min - lon_max) / 360.0) + lon_min</text:p>
          </table:table-cell>
          <table:table-cell office:value-type="string" calcext:value-type="string">
            <text:p>Логическая ошибка в алгоритме генерации случайного полигона. Используется фиксированный центр (ctr_x=0.1, ctr_y=0.2) и радиус в градусах, которые затем масштабируются на заданную bounding box. Это приведет к генерации некорректных полигонов, выходящих за пределы bounding box, если она не совпадает с мировой. Это не уязвимость безопасности, но серьезный недостаток надежности.</text:p>
          </table:table-cell>
          <table:table-cell office:value-type="string" calcext:value-type="string">
            <text:p>Эвристика AI (Logic Flaw)</text:p>
          </table:table-cell>
          <table:table-cell office:value-type="string" calcext:value-type="string">
            <text:p>Переписать алгоритм генерации полигона, чтобы он работал напрямую в системе координат заданной bounding box, а не пытался трансформировать координаты из фиксированной области.</text:p>
          </table:table-cell>
          <table:table-cell office:value-type="string" calcext:value-type="string">
            <text:p>ЛС</text:p>
          </table:table-cell>
        </table:table-row>
        <table:table-row table:style-name="ro19">
          <table:table-cell/>
          <table:table-cell office:value-type="string" calcext:value-type="string">
            <text:p>geojson/base.py:80</text:p>
          </table:table-cell>
          <table:table-cell office:value-type="string" calcext:value-type="string">
            <text:p>if self.__class__ != GeoJSON: ...</text:p>
          </table:table-cell>
          <table:table-cell office:value-type="string" calcext:value-type="string">
            <text:p>Неправильная проверка для вызова NotImplementedError. Проверка self.__class__ != GeoJSON не сработает, если метод вызывается из подкласса. Это приведет к тому, что валидация не будет вызываться у наследников, и ошибка проявится только при вызове errors() напрямую.</text:p>
          </table:table-cell>
          <table:table-cell office:value-type="string" calcext:value-type="string">
            <text:p>Эвристика AI (Logic Flaw / Bad Practice)</text:p>
          </table:table-cell>
          <table:table-cell office:value-type="string" calcext:value-type="string">
            <text:p>Заменить на if type(self) is GeoJSON: или, что лучше, сделать метод errors абстрактным с помощью abc.ABC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2:06:39.140999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3:48:40.160240000</meta:creation-date>
    <dc:date>2025-12-01T02:09:47.605351200</dc:date>
    <meta:editing-duration>PT13M15S</meta:editing-duration>
    <meta:editing-cycles>3</meta:editing-cycles>
    <meta:generator>LibreOffice/25.2.6.2$Windows_X86_64 LibreOffice_project/729c5bfe710f5eb71ed3bbde9e06a6065e9c6c5d</meta:generator>
    <meta:document-statistic meta:table-count="3" meta:cell-count="153" meta:object-count="0"/>
  </office:meta>
</office:document-meta>
</file>